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numsAndFlags</text:p>
          </table:table-cell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4"/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4"/>
          <table:table-cell office:value-type="string" calcext:value-type="string">
            <text:p>Guards (to Write .c)</text:p>
          </table:table-cell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9"/>
          <table:table-cell office:value-type="string" calcext:value-type="string">
            <text:p>Dtors (to Write .c)</text:p>
          </table:table-cell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9"/>
          <table:table-cell office:value-type="string" calcext:value-type="string">
            <text:p>+: slices <text:span text:style-name="T1">(</text:span>to Write<text:span text:style-name="T1">)</text:span>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 office:value-type="string" calcext:value-type="string">
            <text:p>struct_decls → type_decls</text:p>
          </table:table-cell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10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14:09:44.215405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7-12T14:09:57.624033313</dc:date>
    <meta:editing-duration>P48DT13H8M12S</meta:editing-duration>
    <meta:editing-cycles>47</meta:editing-cycles>
    <meta:generator>LibreOffice/24.2.4.2$Linux_X86_64 LibreOffice_project/420$Build-2</meta:generator>
    <meta:document-statistic meta:table-count="5" meta:cell-count="80" meta:object-count="0"/>
  </office:meta>
</office:document-meta>
</file>